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atchReadConfig.setDepth( Name ntName , int dep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tchReadConfig.getDepth( Name 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